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1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5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5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6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5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6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6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5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5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5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6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5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5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6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5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5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6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5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5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6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5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7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5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5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5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7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5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5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6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5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4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6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5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5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6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5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5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5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5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6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5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5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5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5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7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6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5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5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5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6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5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5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20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5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5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5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5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5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7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5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5"/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5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5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8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6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5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5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6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6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5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5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5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5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5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5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6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7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5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5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5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5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7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7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5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5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5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5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20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5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5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6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6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3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5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6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6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6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5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5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6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5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5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6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6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6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5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6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7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5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5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7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5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6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6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7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5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5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6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5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5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5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7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9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5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5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5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7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5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9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7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5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7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5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5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5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5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 table:number-columns-repeated="2"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5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7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5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5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7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5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5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5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5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6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6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5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5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4T17:34:25.537203187</dc:date>
    <meta:editing-duration>P6DT13H59M18S</meta:editing-duration>
    <meta:editing-cycles>94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76" meta:object-count="0"/>
  </office:meta>
</office:document-meta>
</file>